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xamp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aloguing</text:p>
          </table:table-cell>
          <table:table-cell office:value-type="string" calcext:value-type="string">
            <text:p>為圖書館資料（如書籍、期刊、數位資源）建立有條理且標準化的記錄的過程，包括標題、作者、主題等重要資訊，以便有效檢索和管理。</text:p>
          </table:table-cell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包括借閱和追蹤資料在讀者間的移動。這包括借出、歸還、續借、管理到期日和罰款等讀者服務。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是圖書館收集、整理和提供的主要標的。其用處是協助讀者做出決策。</text:p>
          </table:table-cell>
        </table:table-row>
      </table:table>
      <table:table table:name="example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aloguing</text:p>
          </table:table-cell>
          <table:table-cell office:value-type="string" calcext:value-type="string">
            <text:p>為圖書館資料（如書籍、期刊、數位資源）建立有條理且標準化的記錄的過程，包括標題、作者、主題等重要資訊，以便有效檢索和管理。</text:p>
          </table:table-cell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包括借閱和追蹤資料在讀者間的移動。這包括借出、歸還、續借、管理到期日和罰款等讀者服務。</text:p>
          </table:table-cell>
        </table:table-row>
        <table:table-row table:style-name="ro1">
          <table:table-cell office:value-type="string" calcext:value-type="string">
            <text:p>authority control</text:p>
          </table:table-cell>
          <table:table-cell office:value-type="string" calcext:value-type="string">
            <text:p>對於同一主題的不同用詞，給定一個獨特且唯一的款目，以此控制避免多詞同義的狀況。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文字、數字等記錄。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是圖書館收集、整理和提供的主要標的。其用處是協助讀者做出決策。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有組織結構地傳遞某一主題的資訊。</text:p>
          </table:table-cell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能夠用於創造新知識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1T20:34:45.426265203</dc:date>
    <meta:editing-duration>PT6M47S</meta:editing-duration>
    <meta:editing-cycles>3</meta:editing-cycles>
    <meta:generator>LibreOffice/7.3.7.2$Linux_X86_64 LibreOffice_project/30$Build-2</meta:generator>
    <meta:document-statistic meta:table-count="2" meta:cell-count="20" meta:object-count="0"/>
  </office:meta>
</office:document-meta>
</file>